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74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3547in"/>
    </style:style>
    <style:style style:name="co5" style:family="table-column">
      <style:table-column-properties fo:break-before="auto" style:column-width="2.573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291in"/>
    </style:style>
    <style:style style:name="co8" style:family="table-column">
      <style:table-column-properties fo:break-before="auto" style:column-width="2.8346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1.1563in"/>
    </style:style>
    <style:style style:name="co11" style:family="table-column">
      <style:table-column-properties fo:break-before="auto" style:column-width="1.5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splay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*Stamina:{CurStamina} / {MaxStamina} ({TempStamina} tem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Focus:{CurFocus} / {MaxFocus} ({TempFocus} tem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Fatigue:{CurFatigue} / {MaxFatigue} ({TempFatigue} tem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Aura:{CurAura} / {MaxAura} ({TempAura} tem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Life:{CurLife} / {MaxLife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Mo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Do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Defenses:Reflex {Reflex}, Fort {Fortitude}, Will {Will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Saves:Bravery {Bravery}, Luck {Luck}, Sanity {Sanity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Round APs:{CurRoundAP}/{MaxRoundAP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Daily APs:{CurAP}/{MaxAP} Spell {CurSpellAP}/{MaxSpellAP}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Hero Points:{HeroPoints}</text:p>
          </table:table-cell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62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Strength</text:p>
          </table:table-cell>
          <table:table-cell table:formula="of:=UPPER([.A1])&amp;&quot;(&quot;&quot;&quot; &amp;[.A1] &amp; &quot;&quot;&quot;),//&quot;" office:value-type="string" office:string-value="STRENGTH(&quot;Strength&quot;),//" calcext:value-type="string">
            <text:p>STRENGTH("Strength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xterity</text:p>
          </table:table-cell>
          <table:table-cell table:formula="of:=UPPER([.A2])&amp;&quot;(&quot;&quot;&quot; &amp;[.A2] &amp; &quot;&quot;&quot;),//&quot;" office:value-type="string" office:string-value="DEXTERITY(&quot;Dexterity&quot;),//" calcext:value-type="string">
            <text:p>DEXTERITY("Dexterity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itution</text:p>
          </table:table-cell>
          <table:table-cell table:formula="of:=UPPER([.A3])&amp;&quot;(&quot;&quot;&quot; &amp;[.A3] &amp; &quot;&quot;&quot;),//&quot;" office:value-type="string" office:string-value="CONSTITUTION(&quot;Constitution&quot;),//" calcext:value-type="string">
            <text:p>CONSTITUTION("Constitution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lligence</text:p>
          </table:table-cell>
          <table:table-cell table:formula="of:=UPPER([.A4])&amp;&quot;(&quot;&quot;&quot; &amp;[.A4] &amp; &quot;&quot;&quot;),//&quot;" office:value-type="string" office:string-value="INTELLIGENCE(&quot;Intelligence&quot;),//" calcext:value-type="string">
            <text:p>INTELLIGENCE("Intelligenc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dom</text:p>
          </table:table-cell>
          <table:table-cell table:formula="of:=UPPER([.A5])&amp;&quot;(&quot;&quot;&quot; &amp;[.A5] &amp; &quot;&quot;&quot;),//&quot;" office:value-type="string" office:string-value="WISDOM(&quot;Wisdom&quot;),//" calcext:value-type="string">
            <text:p>WISDOM("Wisdom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isma</text:p>
          </table:table-cell>
          <table:table-cell table:formula="of:=UPPER([.A6])&amp;&quot;(&quot;&quot;&quot; &amp;[.A6] &amp; &quot;&quot;&quot;),//&quot;" office:value-type="string" office:string-value="CHARISMA(&quot;Charisma&quot;),//" calcext:value-type="string">
            <text:p>CHARISMA("Charisma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Stamina</text:p>
          </table:table-cell>
          <table:table-cell table:formula="of:=UPPER([.A7])&amp;&quot;(&quot;&quot;&quot; &amp;[.A7] &amp; &quot;&quot;&quot;),//&quot;" office:value-type="string" office:string-value="CORESTAMINA(&quot;CoreStamina&quot;),//" calcext:value-type="string">
            <text:p>CORESTAMINA("CoreStamina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Focus</text:p>
          </table:table-cell>
          <table:table-cell table:formula="of:=UPPER([.A8])&amp;&quot;(&quot;&quot;&quot; &amp;[.A8] &amp; &quot;&quot;&quot;),//&quot;" office:value-type="string" office:string-value="COREFOCUS(&quot;CoreFocus&quot;),//" calcext:value-type="string">
            <text:p>COREFOCUS("CoreFocu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Fatigue</text:p>
          </table:table-cell>
          <table:table-cell table:formula="of:=UPPER([.A9])&amp;&quot;(&quot;&quot;&quot; &amp;[.A9] &amp; &quot;&quot;&quot;),//&quot;" office:value-type="string" office:string-value="COREFATIGUE(&quot;CoreFatigue&quot;),//" calcext:value-type="string">
            <text:p>COREFATIGUE("CoreFatigu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Aura</text:p>
          </table:table-cell>
          <table:table-cell table:formula="of:=UPPER([.A10])&amp;&quot;(&quot;&quot;&quot; &amp;[.A10] &amp; &quot;&quot;&quot;),//&quot;" office:value-type="string" office:string-value="COREAURA(&quot;CoreAura&quot;),//" calcext:value-type="string">
            <text:p>COREAURA("CoreAura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RoundAP</text:p>
          </table:table-cell>
          <table:table-cell table:formula="of:=UPPER([.A11])&amp;&quot;(&quot;&quot;&quot; &amp;[.A11] &amp; &quot;&quot;&quot;),//&quot;" office:value-type="string" office:string-value="COREROUNDAP(&quot;CoreRoundAP&quot;),//" calcext:value-type="string">
            <text:p>COREROUNDAP("CoreRoundA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AP</text:p>
          </table:table-cell>
          <table:table-cell table:formula="of:=UPPER([.A12])&amp;&quot;(&quot;&quot;&quot; &amp;[.A12] &amp; &quot;&quot;&quot;),//&quot;" office:value-type="string" office:string-value="COREAP(&quot;CoreAP&quot;),//" calcext:value-type="string">
            <text:p>COREAP("CoreA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SpellAP</text:p>
          </table:table-cell>
          <table:table-cell table:formula="of:=UPPER([.A13])&amp;&quot;(&quot;&quot;&quot; &amp;[.A13] &amp; &quot;&quot;&quot;),//&quot;" office:value-type="string" office:string-value="CORESPELLAP(&quot;CoreSpellAP&quot;),//" calcext:value-type="string">
            <text:p>CORESPELLAP("CoreSpellA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Life</text:p>
          </table:table-cell>
          <table:table-cell table:formula="of:=UPPER([.A14])&amp;&quot;(&quot;&quot;&quot; &amp;[.A14] &amp; &quot;&quot;&quot;),//&quot;" office:value-type="string" office:string-value="CORELIFE(&quot;CoreLife&quot;),//" calcext:value-type="string">
            <text:p>CORELIFE("CoreLif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Type</text:p>
          </table:table-cell>
          <table:table-cell table:formula="of:=UPPER([.A15])&amp;&quot;(&quot;&quot;&quot; &amp;[.A15] &amp; &quot;&quot;&quot;),//&quot;" office:value-type="string" office:string-value="BODYTYPE(&quot;BodyType&quot;),//" calcext:value-type="string">
            <text:p>BODYTYPE("BodyTyp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Courage</text:p>
          </table:table-cell>
          <table:table-cell table:formula="of:=UPPER([.A16])&amp;&quot;(&quot;&quot;&quot; &amp;[.A16] &amp; &quot;&quot;&quot;),//&quot;" office:value-type="string" office:string-value="CORECOURAGE(&quot;CoreCourage&quot;),//" calcext:value-type="string">
            <text:p>CORECOURAGE("CoreCourag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MoJo</text:p>
          </table:table-cell>
          <table:table-cell table:formula="of:=UPPER([.A17])&amp;&quot;(&quot;&quot;&quot; &amp;[.A17] &amp; &quot;&quot;&quot;),//&quot;" office:value-type="string" office:string-value="COREMOJO(&quot;CoreMoJo&quot;),//" calcext:value-type="string">
            <text:p>COREMOJO("CoreMoJo"),//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t" table:style-name="ta1">
        <table:table-column table:style-name="co5" table:default-cell-style-name="ce1"/>
        <table:table-column table:style-name="co6" table:default-cell-style-name="ce1"/>
        <table:table-column table:style-name="co2" table:number-columns-repeated="62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Armor_Temp</text:p>
          </table:table-cell>
          <table:table-cell table:formula="of:=UPPER([.A1])&amp;&quot;(&quot;&quot;&quot; &amp; SUBSTITUTE([.A1];&quot;_&quot;;&quot;&quot;) &amp; &quot;&quot;&quot;),//&quot;" office:value-type="string" office:string-value="ARMOR_TEMP(&quot;ArmorTemp&quot;),//" calcext:value-type="string">
            <text:p>ARMOR_TEMP("Armor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AP</text:p>
          </table:table-cell>
          <table:table-cell table:formula="of:=UPPER([.A2])&amp;&quot;(&quot;&quot;&quot; &amp;[.A2] &amp; &quot;&quot;&quot;),//&quot;" office:value-type="string" office:string-value="CURAP(&quot;CurAP&quot;),//" calcext:value-type="string">
            <text:p>CURAP("CurA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Aura</text:p>
          </table:table-cell>
          <table:table-cell table:formula="of:=UPPER([.A3])&amp;&quot;(&quot;&quot;&quot; &amp;[.A3] &amp; &quot;&quot;&quot;),//&quot;" office:value-type="string" office:string-value="CURAURA(&quot;CurAura&quot;),//" calcext:value-type="string">
            <text:p>CURAURA("CurAura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Fatigue</text:p>
          </table:table-cell>
          <table:table-cell table:formula="of:=UPPER([.A4])&amp;&quot;(&quot;&quot;&quot; &amp;[.A4] &amp; &quot;&quot;&quot;),//&quot;" office:value-type="string" office:string-value="CURFATIGUE(&quot;CurFatigue&quot;),//" calcext:value-type="string">
            <text:p>CURFATIGUE("CurFatigu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Focus</text:p>
          </table:table-cell>
          <table:table-cell table:formula="of:=UPPER([.A5])&amp;&quot;(&quot;&quot;&quot; &amp;[.A5] &amp; &quot;&quot;&quot;),//&quot;" office:value-type="string" office:string-value="CURFOCUS(&quot;CurFocus&quot;),//" calcext:value-type="string">
            <text:p>CURFOCUS("CurFocu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Life</text:p>
          </table:table-cell>
          <table:table-cell table:formula="of:=UPPER([.A6])&amp;&quot;(&quot;&quot;&quot; &amp;[.A6] &amp; &quot;&quot;&quot;),//&quot;" office:value-type="string" office:string-value="CURLIFE(&quot;CurLife&quot;),//" calcext:value-type="string">
            <text:p>CURLIFE("CurLif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oundAP</text:p>
          </table:table-cell>
          <table:table-cell table:formula="of:=UPPER([.A7])&amp;&quot;(&quot;&quot;&quot; &amp;[.A7] &amp; &quot;&quot;&quot;),//&quot;" office:value-type="string" office:string-value="CURROUNDAP(&quot;CurRoundAP&quot;),//" calcext:value-type="string">
            <text:p>CURROUNDAP("CurRoundA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SpellAP</text:p>
          </table:table-cell>
          <table:table-cell table:formula="of:=UPPER([.A8])&amp;&quot;(&quot;&quot;&quot; &amp;[.A8] &amp; &quot;&quot;&quot;),//&quot;" office:value-type="string" office:string-value="CURSPELLAP(&quot;CurSpellAP&quot;),//" calcext:value-type="string">
            <text:p>CURSPELLAP("CurSpellA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Stamina</text:p>
          </table:table-cell>
          <table:table-cell table:formula="of:=UPPER([.A9])&amp;&quot;(&quot;&quot;&quot; &amp;[.A9] &amp; &quot;&quot;&quot;),//&quot;" office:value-type="string" office:string-value="CURSTAMINA(&quot;CurStamina&quot;),//" calcext:value-type="string">
            <text:p>CURSTAMINA("CurStamina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oPoints</text:p>
          </table:table-cell>
          <table:table-cell table:formula="of:=UPPER([.A10])&amp;&quot;(&quot;&quot;&quot; &amp;[.A10] &amp; &quot;&quot;&quot;),//&quot;" office:value-type="string" office:string-value="HEROPOINTS(&quot;HeroPoints&quot;),//" calcext:value-type="string">
            <text:p>HEROPOINTS("HeroPoint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CombatBonus_Advantage_Temp</text:p>
          </table:table-cell>
          <table:table-cell table:formula="of:=UPPER([.A11])&amp;&quot;(&quot;&quot;&quot; &amp; SUBSTITUTE([.A11];&quot;_&quot;;&quot;&quot;) &amp; &quot;&quot;&quot;),//&quot;" office:value-type="string" office:string-value="MAGICCOMBATBONUS_ADVANTAGE_TEMP(&quot;MagicCombatBonusAdvantageTemp&quot;),//" calcext:value-type="string">
            <text:p>MAGICCOMBATBONUS_ADVANTAGE_TEMP("MagicCombatBonusAdvant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CombatBonus_Temp</text:p>
          </table:table-cell>
          <table:table-cell table:formula="of:=UPPER([.A12])&amp;&quot;(&quot;&quot;&quot; &amp; SUBSTITUTE([.A12];&quot;_&quot;;&quot;&quot;) &amp; &quot;&quot;&quot;),//&quot;" office:value-type="string" office:string-value="MAGICCOMBATBONUS_TEMP(&quot;MagicCombatBonusTemp&quot;),//" calcext:value-type="string">
            <text:p>MAGICCOMBATBONUS_TEMP("MagicCombatBonus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CombatDamage_Advantage_Temp</text:p>
          </table:table-cell>
          <table:table-cell table:formula="of:=UPPER([.A13])&amp;&quot;(&quot;&quot;&quot; &amp; SUBSTITUTE([.A13];&quot;_&quot;;&quot;&quot;) &amp; &quot;&quot;&quot;),//&quot;" office:value-type="string" office:string-value="MAGICCOMBATDAMAGE_ADVANTAGE_TEMP(&quot;MagicCombatDamageAdvantageTemp&quot;),//" calcext:value-type="string">
            <text:p>MAGICCOMBATDAMAGE_ADVANTAGE_TEMP("MagicCombatDamageAdvant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icCombatDamage_Temp</text:p>
          </table:table-cell>
          <table:table-cell table:formula="of:=UPPER([.A14])&amp;&quot;(&quot;&quot;&quot; &amp; SUBSTITUTE([.A14];&quot;_&quot;;&quot;&quot;) &amp; &quot;&quot;&quot;),//&quot;" office:value-type="string" office:string-value="MAGICCOMBATDAMAGE_TEMP(&quot;MagicCombatDamageTemp&quot;),//" calcext:value-type="string">
            <text:p>MAGICCOMBATDAMAGE_TEMP("MagicCombatDam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AP</text:p>
          </table:table-cell>
          <table:table-cell table:formula="of:=UPPER([.A15])&amp;&quot;(&quot;&quot;&quot; &amp;[.A15] &amp; &quot;&quot;&quot;),//&quot;" office:value-type="string" office:string-value="MAXAP(&quot;MaxAP&quot;),//" calcext:value-type="string">
            <text:p>MAXAP("MaxA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Aura</text:p>
          </table:table-cell>
          <table:table-cell table:formula="of:=UPPER([.A16])&amp;&quot;(&quot;&quot;&quot; &amp;[.A16] &amp; &quot;&quot;&quot;),//&quot;" office:value-type="string" office:string-value="MAXAURA(&quot;MaxAura&quot;),//" calcext:value-type="string">
            <text:p>MAXAURA("MaxAura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Fatigue</text:p>
          </table:table-cell>
          <table:table-cell table:formula="of:=UPPER([.A17])&amp;&quot;(&quot;&quot;&quot; &amp;[.A17] &amp; &quot;&quot;&quot;),//&quot;" office:value-type="string" office:string-value="MAXFATIGUE(&quot;MaxFatigue&quot;),//" calcext:value-type="string">
            <text:p>MAXFATIGUE("MaxFatigu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Focus</text:p>
          </table:table-cell>
          <table:table-cell table:formula="of:=UPPER([.A18])&amp;&quot;(&quot;&quot;&quot; &amp;[.A18] &amp; &quot;&quot;&quot;),//&quot;" office:value-type="string" office:string-value="MAXFOCUS(&quot;MaxFocus&quot;),//" calcext:value-type="string">
            <text:p>MAXFOCUS("MaxFocu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Life</text:p>
          </table:table-cell>
          <table:table-cell table:formula="of:=UPPER([.A19])&amp;&quot;(&quot;&quot;&quot; &amp;[.A19] &amp; &quot;&quot;&quot;),//&quot;" office:value-type="string" office:string-value="MAXLIFE(&quot;MaxLife&quot;),//" calcext:value-type="string">
            <text:p>MAXLIFE("MaxLif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RoundAP</text:p>
          </table:table-cell>
          <table:table-cell table:formula="of:=UPPER([.A20])&amp;&quot;(&quot;&quot;&quot; &amp;[.A20] &amp; &quot;&quot;&quot;),//&quot;" office:value-type="string" office:string-value="MAXROUNDAP(&quot;MaxRoundAP&quot;),//" calcext:value-type="string">
            <text:p>MAXROUNDAP("MaxRoundA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SpellAP</text:p>
          </table:table-cell>
          <table:table-cell table:formula="of:=UPPER([.A21])&amp;&quot;(&quot;&quot;&quot; &amp;[.A21] &amp; &quot;&quot;&quot;),//&quot;" office:value-type="string" office:string-value="MAXSPELLAP(&quot;MaxSpellAP&quot;),//" calcext:value-type="string">
            <text:p>MAXSPELLAP("MaxSpellA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Stamina</text:p>
          </table:table-cell>
          <table:table-cell table:formula="of:=UPPER([.A22])&amp;&quot;(&quot;&quot;&quot; &amp;[.A22] &amp; &quot;&quot;&quot;),//&quot;" office:value-type="string" office:string-value="MAXSTAMINA(&quot;MaxStamina&quot;),//" calcext:value-type="string">
            <text:p>MAXSTAMINA("MaxStamina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leeDamage_Advantage_Temp</text:p>
          </table:table-cell>
          <table:table-cell table:formula="of:=UPPER([.A23])&amp;&quot;(&quot;&quot;&quot; &amp; SUBSTITUTE([.A23];&quot;_&quot;;&quot;&quot;) &amp; &quot;&quot;&quot;),//&quot;" office:value-type="string" office:string-value="MELEEDAMAGE_ADVANTAGE_TEMP(&quot;MeleeDamageAdvantageTemp&quot;),//" calcext:value-type="string">
            <text:p>MELEEDAMAGE_ADVANTAGE_TEMP("MeleeDamageAdvant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leeDamage_Temp</text:p>
          </table:table-cell>
          <table:table-cell table:formula="of:=UPPER([.A24])&amp;&quot;(&quot;&quot;&quot; &amp; SUBSTITUTE([.A24];&quot;_&quot;;&quot;&quot;) &amp; &quot;&quot;&quot;),//&quot;" office:value-type="string" office:string-value="MELEEDAMAGE_TEMP(&quot;MeleeDamageTemp&quot;),//" calcext:value-type="string">
            <text:p>MELEEDAMAGE_TEMP("MeleeDam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leeToHit_Advantage_Temp</text:p>
          </table:table-cell>
          <table:table-cell table:formula="of:=UPPER([.A25])&amp;&quot;(&quot;&quot;&quot; &amp; SUBSTITUTE([.A25];&quot;_&quot;;&quot;&quot;) &amp; &quot;&quot;&quot;),//&quot;" office:value-type="string" office:string-value="MELEETOHIT_ADVANTAGE_TEMP(&quot;MeleeToHitAdvantageTemp&quot;),//" calcext:value-type="string">
            <text:p>MELEETOHIT_ADVANTAGE_TEMP("MeleeToHitAdvant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leeToHit_Temp</text:p>
          </table:table-cell>
          <table:table-cell table:formula="of:=UPPER([.A26])&amp;&quot;(&quot;&quot;&quot; &amp; SUBSTITUTE([.A26];&quot;_&quot;;&quot;&quot;) &amp; &quot;&quot;&quot;),//&quot;" office:value-type="string" office:string-value="MELEETOHIT_TEMP(&quot;MeleeToHitTemp&quot;),//" calcext:value-type="string">
            <text:p>MELEETOHIT_TEMP("MeleeToHit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leDamage_Advantage_Temp</text:p>
          </table:table-cell>
          <table:table-cell table:formula="of:=UPPER([.A27])&amp;&quot;(&quot;&quot;&quot; &amp; SUBSTITUTE([.A27];&quot;_&quot;;&quot;&quot;) &amp; &quot;&quot;&quot;),//&quot;" office:value-type="string" office:string-value="MISSILEDAMAGE_ADVANTAGE_TEMP(&quot;MissileDamageAdvantageTemp&quot;),//" calcext:value-type="string">
            <text:p>MISSILEDAMAGE_ADVANTAGE_TEMP("MissileDamageAdvant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leDamage_Temp</text:p>
          </table:table-cell>
          <table:table-cell table:formula="of:=UPPER([.A28])&amp;&quot;(&quot;&quot;&quot; &amp; SUBSTITUTE([.A28];&quot;_&quot;;&quot;&quot;) &amp; &quot;&quot;&quot;),//&quot;" office:value-type="string" office:string-value="MISSILEDAMAGE_TEMP(&quot;MissileDamageTemp&quot;),//" calcext:value-type="string">
            <text:p>MISSILEDAMAGE_TEMP("MissileDam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leToHit_Advantage_Temp</text:p>
          </table:table-cell>
          <table:table-cell table:formula="of:=UPPER([.A29])&amp;&quot;(&quot;&quot;&quot; &amp; SUBSTITUTE([.A29];&quot;_&quot;;&quot;&quot;) &amp; &quot;&quot;&quot;),//&quot;" office:value-type="string" office:string-value="MISSILETOHIT_ADVANTAGE_TEMP(&quot;MissileToHitAdvantageTemp&quot;),//" calcext:value-type="string">
            <text:p>MISSILETOHIT_ADVANTAGE_TEMP("MissileToHitAdvant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leToHit_Temp</text:p>
          </table:table-cell>
          <table:table-cell table:formula="of:=UPPER([.A30])&amp;&quot;(&quot;&quot;&quot; &amp; SUBSTITUTE([.A30];&quot;_&quot;;&quot;&quot;) &amp; &quot;&quot;&quot;),//&quot;" office:value-type="string" office:string-value="MISSILETOHIT_TEMP(&quot;MissileToHitTemp&quot;),//" calcext:value-type="string">
            <text:p>MISSILETOHIT_TEMP("MissileToHit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sicalDamage_Advantage_Temp</text:p>
          </table:table-cell>
          <table:table-cell table:formula="of:=UPPER([.A31])&amp;&quot;(&quot;&quot;&quot; &amp; SUBSTITUTE([.A31];&quot;_&quot;;&quot;&quot;) &amp; &quot;&quot;&quot;),//&quot;" office:value-type="string" office:string-value="PHYSICALDAMAGE_ADVANTAGE_TEMP(&quot;PhysicalDamageAdvantageTemp&quot;),//" calcext:value-type="string">
            <text:p>PHYSICALDAMAGE_ADVANTAGE_TEMP("PhysicalDamageAdvant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ysicalDamage_Advantage_Temp</text:p>
          </table:table-cell>
          <table:table-cell table:formula="of:=UPPER([.A32])&amp;&quot;(&quot;&quot;&quot; &amp; SUBSTITUTE([.A32];&quot;_&quot;;&quot;&quot;) &amp; &quot;&quot;&quot;),//&quot;" office:value-type="string" office:string-value="PHYSICALDAMAGE_ADVANTAGE_TEMP(&quot;PhysicalDamageAdvantageTemp&quot;),//" calcext:value-type="string">
            <text:p>PHYSICALDAMAGE_ADVANTAGE_TEMP("PhysicalDamageAdvantageTemp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Aura</text:p>
          </table:table-cell>
          <table:table-cell table:formula="of:=UPPER([.A33])&amp;&quot;(&quot;&quot;&quot; &amp;[.A33] &amp; &quot;&quot;&quot;),//&quot;" office:value-type="string" office:string-value="TEMPAURA(&quot;TempAura&quot;),//" calcext:value-type="string">
            <text:p>TEMPAURA("TempAura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Fatigue</text:p>
          </table:table-cell>
          <table:table-cell table:formula="of:=UPPER([.A34])&amp;&quot;(&quot;&quot;&quot; &amp;[.A34] &amp; &quot;&quot;&quot;),//&quot;" office:value-type="string" office:string-value="TEMPFATIGUE(&quot;TempFatigue&quot;),//" calcext:value-type="string">
            <text:p>TEMPFATIGUE("TempFatigu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Focus</text:p>
          </table:table-cell>
          <table:table-cell table:formula="of:=UPPER([.A35])&amp;&quot;(&quot;&quot;&quot; &amp;[.A35] &amp; &quot;&quot;&quot;),//&quot;" office:value-type="string" office:string-value="TEMPFOCUS(&quot;TempFocus&quot;),//" calcext:value-type="string">
            <text:p>TEMPFOCUS("TempFocu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Stamina</text:p>
          </table:table-cell>
          <table:table-cell table:formula="of:=UPPER([.A36])&amp;&quot;(&quot;&quot;&quot; &amp;[.A36] &amp; &quot;&quot;&quot;),//&quot;" office:value-type="string" office:string-value="TEMPSTAMINA(&quot;TempStamina&quot;),//" calcext:value-type="string">
            <text:p>TEMPSTAMINA("TempStamina"),//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at" table:style-name="ta1">
        <table:table-column table:style-name="co7" table:default-cell-style-name="ce1"/>
        <table:table-column table:style-name="co8" table:default-cell-style-name="ce1"/>
        <table:table-column table:style-name="co2" table:number-columns-repeated="62" table:default-cell-style-name="ce1"/>
        <table:table-column table:style-name="co2" table:number-columns-repeated="960" table:default-cell-style-name="Default"/>
        <table:table-row table:style-name="ro1">
          <table:table-cell office:value-type="string" calcext:value-type="string">
            <text:p>Bravery</text:p>
          </table:table-cell>
          <table:table-cell table:formula="of:=UPPER([.A1])&amp;&quot;(&quot;&quot;&quot; &amp;[.A1] &amp; &quot;&quot;&quot;),//&quot;" office:value-type="string" office:string-value="BRAVERY(&quot;Bravery&quot;),//" calcext:value-type="string">
            <text:p>BRAVERY("Bravery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umberance</text:p>
          </table:table-cell>
          <table:table-cell table:formula="of:=UPPER([.A2])&amp;&quot;(&quot;&quot;&quot; &amp;[.A2] &amp; &quot;&quot;&quot;),//&quot;" office:value-type="string" office:string-value="ENCUMBERANCE(&quot;Encumberance&quot;),//" calcext:value-type="string">
            <text:p>ENCUMBERANCE("Encumberanc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tise</text:p>
          </table:table-cell>
          <table:table-cell table:formula="of:=UPPER([.A3])&amp;&quot;(&quot;&quot;&quot; &amp;[.A3] &amp; &quot;&quot;&quot;),//&quot;" office:value-type="string" office:string-value="EXPERTISE(&quot;Expertise&quot;),//" calcext:value-type="string">
            <text:p>EXPERTISE("Expertis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s</text:p>
          </table:table-cell>
          <table:table-cell table:formula="of:=UPPER([.A4])&amp;&quot;(&quot;&quot;&quot; &amp;[.A4] &amp; &quot;&quot;&quot;),//&quot;" office:value-type="string" office:string-value="EXTRAS(&quot;Extras&quot;),//" calcext:value-type="string">
            <text:p>EXTRAS("Extra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titude</text:p>
          </table:table-cell>
          <table:table-cell table:formula="of:=UPPER([.A5])&amp;&quot;(&quot;&quot;&quot; &amp;[.A5] &amp; &quot;&quot;&quot;),//&quot;" office:value-type="string" office:string-value="FORTITUDE(&quot;Fortitude&quot;),//" calcext:value-type="string">
            <text:p>FORTITUDE("Fortitud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dables</text:p>
          </table:table-cell>
          <table:table-cell table:formula="of:=UPPER([.A6])&amp;&quot;(&quot;&quot;&quot; &amp;[.A6] &amp; &quot;&quot;&quot;),//&quot;" office:value-type="string" office:string-value="HOLDABLES(&quot;Holdables&quot;),//" calcext:value-type="string">
            <text:p>HOLDABLES("Holdable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Bonus</text:p>
          </table:table-cell>
          <table:table-cell table:formula="of:=UPPER([.A7])&amp;&quot;(&quot;&quot;&quot; &amp;[.A7] &amp; &quot;&quot;&quot;),//&quot;" office:value-type="string" office:string-value="INITBONUS(&quot;InitBonus&quot;),//" calcext:value-type="string">
            <text:p>INITBONUS("InitBonu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</text:p>
          </table:table-cell>
          <table:table-cell table:formula="of:=UPPER([.A8])&amp;&quot;(&quot;&quot;&quot; &amp;[.A8] &amp; &quot;&quot;&quot;),//&quot;" office:value-type="string" office:string-value="LEVEL(&quot;Level&quot;),//" calcext:value-type="string">
            <text:p>LEVEL("Level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eMinusStartsAt</text:p>
          </table:table-cell>
          <table:table-cell table:formula="of:=UPPER([.A9])&amp;&quot;(&quot;&quot;&quot; &amp;[.A9] &amp; &quot;&quot;&quot;),//&quot;" office:value-type="string" office:string-value="LIFEMINUSSTARTSAT(&quot;LifeMinusStartsAt&quot;),//" calcext:value-type="string">
            <text:p>LIFEMINUSSTARTSAT("LifeMinusStartsAt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ck</text:p>
          </table:table-cell>
          <table:table-cell table:formula="of:=UPPER([.A10])&amp;&quot;(&quot;&quot;&quot; &amp;[.A10] &amp; &quot;&quot;&quot;),//&quot;" office:value-type="string" office:string-value="LUCK(&quot;Luck&quot;),//" calcext:value-type="string">
            <text:p>LUCK("Luck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Hand</text:p>
          </table:table-cell>
          <table:table-cell table:formula="of:=UPPER([.A11])&amp;&quot;(&quot;&quot;&quot; &amp;[.A11] &amp; &quot;&quot;&quot;),//&quot;" office:value-type="string" office:string-value="MAINHAND(&quot;MainHand&quot;),//" calcext:value-type="string">
            <text:p>MAINHAND("MainHand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Hand</text:p>
          </table:table-cell>
          <table:table-cell table:formula="of:=UPPER([.A12])&amp;&quot;(&quot;&quot;&quot; &amp;[.A12] &amp; &quot;&quot;&quot;),//&quot;" office:value-type="string" office:string-value="OFFHAND(&quot;OffHand&quot;),//" calcext:value-type="string">
            <text:p>OFFHAND("OffHand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x</text:p>
          </table:table-cell>
          <table:table-cell table:formula="of:=UPPER([.A13])&amp;&quot;(&quot;&quot;&quot; &amp;[.A13] &amp; &quot;&quot;&quot;),//&quot;" office:value-type="string" office:string-value="REFLEX(&quot;Reflex&quot;),//" calcext:value-type="string">
            <text:p>REFLEX("Reflex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ity</text:p>
          </table:table-cell>
          <table:table-cell table:formula="of:=UPPER([.A14])&amp;&quot;(&quot;&quot;&quot; &amp;[.A14] &amp; &quot;&quot;&quot;),//&quot;" office:value-type="string" office:string-value="SANITY(&quot;Sanity&quot;),//" calcext:value-type="string">
            <text:p>SANITY("Sanity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Axe</text:p>
          </table:table-cell>
          <table:table-cell table:formula="of:=UPPER([.A15])&amp;&quot;(&quot;&quot;&quot; &amp;[.A15] &amp; &quot;&quot;&quot;),//&quot;" office:value-type="string" office:string-value="SKILLAXE(&quot;SkillAxe&quot;),//" calcext:value-type="string">
            <text:p>SKILLAXE("SkillAx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Bash</text:p>
          </table:table-cell>
          <table:table-cell table:formula="of:=UPPER([.A16])&amp;&quot;(&quot;&quot;&quot; &amp;[.A16] &amp; &quot;&quot;&quot;),//&quot;" office:value-type="string" office:string-value="SKILLBASH(&quot;SkillBash&quot;),//" calcext:value-type="string">
            <text:p>SKILLBASH("SkillBash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Black</text:p>
          </table:table-cell>
          <table:table-cell table:formula="of:=UPPER([.A17])&amp;&quot;(&quot;&quot;&quot; &amp;[.A17] &amp; &quot;&quot;&quot;),//&quot;" office:value-type="string" office:string-value="SKILLBLACK(&quot;SkillBlack&quot;),//" calcext:value-type="string">
            <text:p>SKILLBLACK("SkillBlack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Bow</text:p>
          </table:table-cell>
          <table:table-cell table:formula="of:=UPPER([.A18])&amp;&quot;(&quot;&quot;&quot; &amp;[.A18] &amp; &quot;&quot;&quot;),//&quot;" office:value-type="string" office:string-value="SKILLBOW(&quot;SkillBow&quot;),//" calcext:value-type="string">
            <text:p>SKILLBOW("SkillBow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Chained</text:p>
          </table:table-cell>
          <table:table-cell table:formula="of:=UPPER([.A19])&amp;&quot;(&quot;&quot;&quot; &amp;[.A19] &amp; &quot;&quot;&quot;),//&quot;" office:value-type="string" office:string-value="SKILLCHAINED(&quot;SkillChained&quot;),//" calcext:value-type="string">
            <text:p>SKILLCHAINED("SkillChained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Command</text:p>
          </table:table-cell>
          <table:table-cell table:formula="of:=UPPER([.A20])&amp;&quot;(&quot;&quot;&quot; &amp;[.A20] &amp; &quot;&quot;&quot;),//&quot;" office:value-type="string" office:string-value="SKILLCOMMAND(&quot;SkillCommand&quot;),//" calcext:value-type="string">
            <text:p>SKILLCOMMAND("SkillCommand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Crossbow</text:p>
          </table:table-cell>
          <table:table-cell table:formula="of:=UPPER([.A21])&amp;&quot;(&quot;&quot;&quot; &amp;[.A21] &amp; &quot;&quot;&quot;),//&quot;" office:value-type="string" office:string-value="SKILLCROSSBOW(&quot;SkillCrossbow&quot;),//" calcext:value-type="string">
            <text:p>SKILLCROSSBOW("SkillCrossbow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Elemental</text:p>
          </table:table-cell>
          <table:table-cell table:formula="of:=UPPER([.A22])&amp;&quot;(&quot;&quot;&quot; &amp;[.A22] &amp; &quot;&quot;&quot;),//&quot;" office:value-type="string" office:string-value="SKILLELEMENTAL(&quot;SkillElemental&quot;),//" calcext:value-type="string">
            <text:p>SKILLELEMENTAL("SkillElemental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Finesse</text:p>
          </table:table-cell>
          <table:table-cell table:formula="of:=UPPER([.A23])&amp;&quot;(&quot;&quot;&quot; &amp;[.A23] &amp; &quot;&quot;&quot;),//&quot;" office:value-type="string" office:string-value="SKILLFINESSE(&quot;SkillFinesse&quot;),//" calcext:value-type="string">
            <text:p>SKILLFINESSE("SkillFiness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Holy</text:p>
          </table:table-cell>
          <table:table-cell table:formula="of:=UPPER([.A24])&amp;&quot;(&quot;&quot;&quot; &amp;[.A24] &amp; &quot;&quot;&quot;),//&quot;" office:value-type="string" office:string-value="SKILLHOLY(&quot;SkillHoly&quot;),//" calcext:value-type="string">
            <text:p>SKILLHOLY("SkillHoly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Light</text:p>
          </table:table-cell>
          <table:table-cell table:formula="of:=UPPER([.A25])&amp;&quot;(&quot;&quot;&quot; &amp;[.A25] &amp; &quot;&quot;&quot;),//&quot;" office:value-type="string" office:string-value="SKILLLIGHT(&quot;SkillLight&quot;),//" calcext:value-type="string">
            <text:p>SKILLLIGHT("SkillLight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Mind</text:p>
          </table:table-cell>
          <table:table-cell table:formula="of:=UPPER([.A26])&amp;&quot;(&quot;&quot;&quot; &amp;[.A26] &amp; &quot;&quot;&quot;),//&quot;" office:value-type="string" office:string-value="SKILLMIND(&quot;SkillMind&quot;),//" calcext:value-type="string">
            <text:p>SKILLMIND("SkillMind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Music</text:p>
          </table:table-cell>
          <table:table-cell table:formula="of:=UPPER([.A27])&amp;&quot;(&quot;&quot;&quot; &amp;[.A27] &amp; &quot;&quot;&quot;),//&quot;" office:value-type="string" office:string-value="SKILLMUSIC(&quot;SkillMusic&quot;),//" calcext:value-type="string">
            <text:p>SKILLMUSIC("SkillMusic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Planes</text:p>
          </table:table-cell>
          <table:table-cell table:formula="of:=UPPER([.A28])&amp;&quot;(&quot;&quot;&quot; &amp;[.A28] &amp; &quot;&quot;&quot;),//&quot;" office:value-type="string" office:string-value="SKILLPLANES(&quot;SkillPlanes&quot;),//" calcext:value-type="string">
            <text:p>SKILLPLANES("SkillPlane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Polearm</text:p>
          </table:table-cell>
          <table:table-cell table:formula="of:=UPPER([.A29])&amp;&quot;(&quot;&quot;&quot; &amp;[.A29] &amp; &quot;&quot;&quot;),//&quot;" office:value-type="string" office:string-value="SKILLPOLEARM(&quot;SkillPolearm&quot;),//" calcext:value-type="string">
            <text:p>SKILLPOLEARM("SkillPolearm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Shield</text:p>
          </table:table-cell>
          <table:table-cell table:formula="of:=UPPER([.A30])&amp;&quot;(&quot;&quot;&quot; &amp;[.A30] &amp; &quot;&quot;&quot;),//&quot;" office:value-type="string" office:string-value="SKILLSHIELD(&quot;SkillShield&quot;),//" calcext:value-type="string">
            <text:p>SKILLSHIELD("SkillShield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Sword</text:p>
          </table:table-cell>
          <table:table-cell table:formula="of:=UPPER([.A31])&amp;&quot;(&quot;&quot;&quot; &amp;[.A31] &amp; &quot;&quot;&quot;),//&quot;" office:value-type="string" office:string-value="SKILLSWORD(&quot;SkillSword&quot;),//" calcext:value-type="string">
            <text:p>SKILLSWORD("SkillSword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Thrown</text:p>
          </table:table-cell>
          <table:table-cell table:formula="of:=UPPER([.A32])&amp;&quot;(&quot;&quot;&quot; &amp;[.A32] &amp; &quot;&quot;&quot;),//&quot;" office:value-type="string" office:string-value="SKILLTHROWN(&quot;SkillThrown&quot;),//" calcext:value-type="string">
            <text:p>SKILLTHROWN("SkillThrown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Unholy</text:p>
          </table:table-cell>
          <table:table-cell table:formula="of:=UPPER([.A33])&amp;&quot;(&quot;&quot;&quot; &amp;[.A33] &amp; &quot;&quot;&quot;),//&quot;" office:value-type="string" office:string-value="SKILLUNHOLY(&quot;SkillUnholy&quot;),//" calcext:value-type="string">
            <text:p>SKILLUNHOLY("SkillUnholy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llWhite</text:p>
          </table:table-cell>
          <table:table-cell table:formula="of:=UPPER([.A34])&amp;&quot;(&quot;&quot;&quot; &amp;[.A34] &amp; &quot;&quot;&quot;),//&quot;" office:value-type="string" office:string-value="SKILLWHITE(&quot;SkillWhite&quot;),//" calcext:value-type="string">
            <text:p>SKILLWHITE("SkillWhit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ce</text:p>
          </table:table-cell>
          <table:table-cell table:formula="of:=UPPER([.A35])&amp;&quot;(&quot;&quot;&quot; &amp;[.A35] &amp; &quot;&quot;&quot;),//&quot;" office:value-type="string" office:string-value="STANCE(&quot;Stance&quot;),//" calcext:value-type="string">
            <text:p>STANCE("Stanc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l</text:p>
          </table:table-cell>
          <table:table-cell table:formula="of:=UPPER([.A36])&amp;&quot;(&quot;&quot;&quot; &amp;[.A36] &amp; &quot;&quot;&quot;),//&quot;" office:value-type="string" office:string-value="WILL(&quot;Will&quot;),//" calcext:value-type="string">
            <text:p>WILL("Will"),//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s" table:style-name="ta1">
        <table:table-column table:style-name="co9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Default"/>
        <table:table-row table:style-name="ro1">
          <table:table-cell table:style-name="ce2" office:value-type="string" calcext:value-type="string">
            <text:p>Acrobatics</text:p>
          </table:table-cell>
          <table:table-cell table:formula="of:=UPPER([.A1])&amp;&quot;(&quot;&quot;&quot; &amp;[.A1] &amp; &quot;&quot;&quot;),//&quot;" office:value-type="string" office:string-value="ACROBATICS(&quot;Acrobatics&quot;),//" calcext:value-type="string">
            <text:p>ACROBATICS("Acrobatic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hletics</text:p>
          </table:table-cell>
          <table:table-cell table:formula="of:=UPPER([.A2])&amp;&quot;(&quot;&quot;&quot; &amp;[.A2] &amp; &quot;&quot;&quot;),//&quot;" office:value-type="string" office:string-value="ATHLETICS(&quot;Athletics&quot;),//" calcext:value-type="string">
            <text:p>ATHLETICS("Athletic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lomacy</text:p>
          </table:table-cell>
          <table:table-cell table:formula="of:=UPPER([.A3])&amp;&quot;(&quot;&quot;&quot; &amp;[.A3] &amp; &quot;&quot;&quot;),//&quot;" office:value-type="string" office:string-value="DIPLOMACY(&quot;Diplomacy&quot;),//" calcext:value-type="string">
            <text:p>DIPLOMACY("Diplomacy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ngeoneering</text:p>
          </table:table-cell>
          <table:table-cell table:formula="of:=UPPER([.A4])&amp;&quot;(&quot;&quot;&quot; &amp;[.A4] &amp; &quot;&quot;&quot;),//&quot;" office:value-type="string" office:string-value="DUNGEONEERING(&quot;Dungeoneering&quot;),//" calcext:value-type="string">
            <text:p>DUNGEONEERING("Dungeoneering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Society</text:p>
          </table:table-cell>
          <table:table-cell table:formula="of:=UPPER([.A5])&amp;&quot;(&quot;&quot;&quot; &amp;[.A5] &amp; &quot;&quot;&quot;),//&quot;" office:value-type="string" office:string-value="HIGHSOCIETY(&quot;HighSociety&quot;),//" calcext:value-type="string">
            <text:p>HIGHSOCIETY("HighSociety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ight</text:p>
          </table:table-cell>
          <table:table-cell table:formula="of:=UPPER([.A6])&amp;&quot;(&quot;&quot;&quot; &amp;[.A6] &amp; &quot;&quot;&quot;),//&quot;" office:value-type="string" office:string-value="INSIGHT(&quot;Insight&quot;),//" calcext:value-type="string">
            <text:p>INSIGHT("Insight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imidate</text:p>
          </table:table-cell>
          <table:table-cell table:formula="of:=UPPER([.A7])&amp;&quot;(&quot;&quot;&quot; &amp;[.A7] &amp; &quot;&quot;&quot;),//&quot;" office:value-type="string" office:string-value="INTIMIDATE(&quot;Intimidate&quot;),//" calcext:value-type="string">
            <text:p>INTIMIDATE("Intimidat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e</text:p>
          </table:table-cell>
          <table:table-cell table:formula="of:=UPPER([.A8])&amp;&quot;(&quot;&quot;&quot; &amp;[.A8] &amp; &quot;&quot;&quot;),//&quot;" office:value-type="string" office:string-value="LORE(&quot;Lore&quot;),//" calcext:value-type="string">
            <text:p>LORE("Lor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cal</text:p>
          </table:table-cell>
          <table:table-cell table:formula="of:=UPPER([.A9])&amp;&quot;(&quot;&quot;&quot; &amp;[.A9] &amp; &quot;&quot;&quot;),//&quot;" office:value-type="string" office:string-value="MEDICAL(&quot;Medical&quot;),//" calcext:value-type="string">
            <text:p>MEDICAL("Medical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e</text:p>
          </table:table-cell>
          <table:table-cell table:formula="of:=UPPER([.A10])&amp;&quot;(&quot;&quot;&quot; &amp;[.A10] &amp; &quot;&quot;&quot;),//&quot;" office:value-type="string" office:string-value="NATURE(&quot;Nature&quot;),//" calcext:value-type="string">
            <text:p>NATURE("Natur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ption</text:p>
          </table:table-cell>
          <table:table-cell table:formula="of:=UPPER([.A11])&amp;&quot;(&quot;&quot;&quot; &amp;[.A11] &amp; &quot;&quot;&quot;),//&quot;" office:value-type="string" office:string-value="PERCEPTION(&quot;Perception&quot;),//" calcext:value-type="string">
            <text:p>PERCEPTION("Perception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faring</text:p>
          </table:table-cell>
          <table:table-cell table:formula="of:=UPPER([.A12])&amp;&quot;(&quot;&quot;&quot; &amp;[.A12] &amp; &quot;&quot;&quot;),//&quot;" office:value-type="string" office:string-value="SEAFARING(&quot;Seafaring&quot;),//" calcext:value-type="string">
            <text:p>SEAFARING("Seafaring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lth</text:p>
          </table:table-cell>
          <table:table-cell table:formula="of:=UPPER([.A13])&amp;&quot;(&quot;&quot;&quot; &amp;[.A13] &amp; &quot;&quot;&quot;),//&quot;" office:value-type="string" office:string-value="STEALTH(&quot;Stealth&quot;),//" calcext:value-type="string">
            <text:p>STEALTH("Stealth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etwise</text:p>
          </table:table-cell>
          <table:table-cell table:formula="of:=UPPER([.A14])&amp;&quot;(&quot;&quot;&quot; &amp;[.A14] &amp; &quot;&quot;&quot;),//&quot;" office:value-type="string" office:string-value="STREETWISE(&quot;Streetwise&quot;),//" calcext:value-type="string">
            <text:p>STREETWISE("Streetwis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ievery</text:p>
          </table:table-cell>
          <table:table-cell table:formula="of:=UPPER([.A15])&amp;&quot;(&quot;&quot;&quot; &amp;[.A15] &amp; &quot;&quot;&quot;),//&quot;" office:value-type="string" office:string-value="THIEVERY(&quot;Thievery&quot;),//" calcext:value-type="string">
            <text:p>THIEVERY("Thievery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odoo</text:p>
          </table:table-cell>
          <table:table-cell table:formula="of:=UPPER([.A16])&amp;&quot;(&quot;&quot;&quot; &amp;[.A16] &amp; &quot;&quot;&quot;),//&quot;" office:value-type="string" office:string-value="VOODOO(&quot;Voodoo&quot;),//" calcext:value-type="string">
            <text:p>VOODOO("Voodoo"),//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ment" table:style-name="ta1">
        <table:table-column table:style-name="co10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Default"/>
        <table:table-row table:style-name="ro1">
          <table:table-cell table:style-name="ce2" office:value-type="string" calcext:value-type="string">
            <text:p>CarriedWeapons</text:p>
          </table:table-cell>
          <table:table-cell table:formula="of:=UPPER([.A1])&amp;&quot;(&quot;&quot;&quot; &amp;[.A1] &amp; &quot;&quot;&quot;),//&quot;" office:value-type="string" office:string-value="CARRIEDWEAPONS(&quot;CarriedWeapons&quot;),//" calcext:value-type="string">
            <text:p>CARRIEDWEAPONS("CarriedWeapon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or</text:p>
          </table:table-cell>
          <table:table-cell table:formula="of:=UPPER([.A2])&amp;&quot;(&quot;&quot;&quot; &amp;[.A2] &amp; &quot;&quot;&quot;),//&quot;" office:value-type="string" office:string-value="ARMOR(&quot;Armor&quot;),//" calcext:value-type="string">
            <text:p>ARMOR("Armor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ience</text:p>
          </table:table-cell>
          <table:table-cell table:formula="of:=UPPER([.A3])&amp;&quot;(&quot;&quot;&quot; &amp;[.A3] &amp; &quot;&quot;&quot;),//&quot;" office:value-type="string" office:string-value="EXPERIENCE(&quot;Experience&quot;),//" calcext:value-type="string">
            <text:p>EXPERIENCE("Experience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visions</text:p>
          </table:table-cell>
          <table:table-cell table:formula="of:=UPPER([.A4])&amp;&quot;(&quot;&quot;&quot; &amp;[.A4] &amp; &quot;&quot;&quot;),//&quot;" office:value-type="string" office:string-value="PROVISIONS(&quot;Provisions&quot;),//" calcext:value-type="string">
            <text:p>PROVISIONS("Provisions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inum</text:p>
          </table:table-cell>
          <table:table-cell table:formula="of:=UPPER([.A5])&amp;&quot;(&quot;&quot;&quot; &amp;[.A5] &amp; &quot;&quot;&quot;),//&quot;" office:value-type="string" office:string-value="PLATINUM(&quot;Platinum&quot;),//" calcext:value-type="string">
            <text:p>PLATINUM("Platinum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old</text:p>
          </table:table-cell>
          <table:table-cell table:formula="of:=UPPER([.A6])&amp;&quot;(&quot;&quot;&quot; &amp;[.A6] &amp; &quot;&quot;&quot;),//&quot;" office:value-type="string" office:string-value="GOLD(&quot;Gold&quot;),//" calcext:value-type="string">
            <text:p>GOLD("Gold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ver</text:p>
          </table:table-cell>
          <table:table-cell table:formula="of:=UPPER([.A7])&amp;&quot;(&quot;&quot;&quot; &amp;[.A7] &amp; &quot;&quot;&quot;),//&quot;" office:value-type="string" office:string-value="SILVER(&quot;Silver&quot;),//" calcext:value-type="string">
            <text:p>SILVER("Silver"),/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per</text:p>
          </table:table-cell>
          <table:table-cell table:formula="of:=UPPER([.A8])&amp;&quot;(&quot;&quot;&quot; &amp;[.A8] &amp; &quot;&quot;&quot;),//&quot;" office:value-type="string" office:string-value="COPPER(&quot;Copper&quot;),//" calcext:value-type="string">
            <text:p>COPPER("Copper"),//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atch" table:style-name="ta1">
        <table:table-column table:style-name="co11" table:default-cell-style-name="ce1"/>
        <table:table-column table:style-name="co2" table:number-columns-repeated="63" table:default-cell-style-name="ce1"/>
        <table:table-column table:style-name="co2" table:number-columns-repeated="960" table:default-cell-style-name="Default"/>
        <table:table-row table:style-name="ro1">
          <table:table-cell table:style-name="ce2" office:value-type="string" calcext:value-type="string">
            <text:p>LastParri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ToHitMel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ToHit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ToHitSp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DamageMel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Damage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DamageSpe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Pa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Do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Wi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F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ToHitS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ceIgnoreLifeMi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riesThisRou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TargetAccur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TargetHeightAdj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TargetBody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MedK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stWoundTended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Current.A1:Current.B1048576" table:contains-header="false">
          <table:sort>
            <table:sort-by table:field-number="1" table:data-type="automatic"/>
          </table:sort>
        </table:database-range>
        <table:database-range table:name="__Anonymous_Sheet_DB__3" table:target-range-address="Combat.A1:Combat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meta:initial-creator>Charles M. Hymes</meta:initial-creator>
    <meta:creation-date>2020-03-08T22:46:16Z</meta:creation-date>
    <dc:date>2020-03-08T18:34:38.543000000</dc:date>
    <meta:editing-duration>PT23M39S</meta:editing-duration>
    <meta:editing-cycles>6</meta:editing-cycles>
    <meta:document-statistic meta:table-count="7" meta:cell-count="257" meta:object-count="0"/>
  </office:meta>
</office:document-meta>
</file>